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423cm" fo:margin-bottom="0.423cm" style:contextual-spacing="false" style:line-height-at-least="0.176cm"/>
      <style:text-properties officeooo:paragraph-rsid="0017680a"/>
    </style:style>
    <style:style style:name="P2" style:family="paragraph" style:parent-style-name="Standard">
      <style:text-properties officeooo:paragraph-rsid="001768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easure Island is a classic adventure novel written by Robert Louis Stevenson in 1883. The story follows the journey of Jim Hawkins, who at a young age sets out on a voyage to find buried treasure. The novel is set in the eighteenth century and explores the themes of courage, greed and loyalty.</text:p>
      <text:p text:style-name="P1">The plot is centered around the search for a treasure on an island, which was once buried by notorious pirate, Captain Flint. Hawkins, the protagonist of the story, discovers a treasure map belonging to Captain Flint and sets out on a voyage with a crew of pirates and sailors to find the treasure. However, things become complicated when they realize that some members of the crew are not to be trusted, and a mutiny arises. Jim, along with his loyal friends Dr. Livesey and Squire Trelawney, must outsmart the mutineers and find the treasure before it falls into the wrong hands.</text:p>
      <text:p text:style-name="P1">One of the central themes of Treasure Island is the appeal of treasure and the greed it can inspire. The characters in the story are driven by the promise of wealth and are willing to risk everything to find the treasure. Long John Silver, the ship's cook, is an example of this. He is willing to betray his comrades and deceive them to get his hands on the treasure. However, Stevenson also shows the negative consequences of such greed, as it leads to treachery, violence, and ultimately, tragedy.</text:p>
      <text:p text:style-name="P1">Another theme in Treasure Island is the idea of loyalty. Jim, Dr. Livesey, and Squire Trelawney are all loyal to each other, and they work together to conquer the challenges they face. Jim, in particular, is tested in his loyalty to his friends when he must choose whether to stay with the mutineers or return to his friends. His decision to stay true to his friends is a testament to the importance of loyalty and trust in relationships.</text:p>
      <text:p text:style-name="P1">Courage is another key theme explored in Treasure Island. The characters in the story must overcome various obstacles and dangers, including storms, battles, and harsh terrain. Jim, in particular, shows great courage, despite being a young boy. His bravery and quick thinking help him to outwit the mutineers and ultimately find the treasure.</text:p>
      <text:p text:style-name="P1">In conclusion, Treasure Island is a classic adventure novel that explores the themes of greed, loyalty, and courage. The plot follows the journey of Jim Hawkins and his friends as they search for the hidden treasure and face lots of challenges and dangers along the way. Stevenson's masterful storytelling and realistic descriptions transport the reader to a world of pirates and adventure, making Treasure Island a classic that continues to capture the imaginations of readers today.</text:p>
      <text:p text:style-name="P2">(462 wor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8T17:34:19.223000000</meta:creation-date>
    <dc:date>2023-05-28T17:34:35.818000000</dc:date>
    <meta:editing-duration>PT16S</meta:editing-duration>
    <meta:editing-cycles>1</meta:editing-cycles>
    <meta:document-statistic meta:table-count="0" meta:image-count="0" meta:object-count="0" meta:page-count="1" meta:paragraph-count="7" meta:word-count="451" meta:character-count="2651" meta:non-whitespace-character-count="2207"/>
    <meta:generator>LibreOffice/7.5.2.2$Windows_X86_64 LibreOffice_project/53bb9681a964705cf672590721dbc85eb4d0c3a2</meta:generator>
  </office:meta>
</office:document-meta>
</file>